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3000000A2040869F7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2" style:family="graphic" style:parent-style-name="standard">
      <style:graphic-properties draw:fill="solid" draw:fill-color="#ffff00" loext:fill-use-slide-background="false" draw:opacity="90%" draw:textarea-horizontal-align="justify" draw:textarea-vertical-align="middle" draw:auto-grow-height="false" fo:min-height="14.75cm" fo:min-width="2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00" draw:opacity="9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2.665cm" svg:x="0.8cm" svg:y="8cm">
          <draw:image xlink:href="Pictures/1000000000000F3000000A2040869F7F.jpg" xlink:type="simple" xlink:show="embed" xlink:actuate="onLoad" draw:mime-type="image/jpeg">
            <text:p/>
          </draw:image>
        </draw:frame>
        <draw:path draw:style-name="gr2" draw:text-style-name="P2" draw:layer="layout" svg:width="19.499cm" svg:height="12.749cm" svg:x="0.5cm" svg:y="8cm" svg:viewBox="0 0 19500 12750" svg:d="M17989 9298c835-921 1274-1966 1274-3029s-439-2107-1274-3028-2036-1685-3482-2217-3087-812-4757-811c-1669 0-3310 279-4756 811s-2647 1296-3482 2217-1274 1965-1274 3028 439 2108 1274 3029c835 920 2036 1685 3482 2216 1446 532 3087 812 4756 812 1670 0 3311-280 4757-812 1446-531 2647-1296 3482-2216zM0 12750v-12750h19500v1275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2T17:28:32.489000000</meta:creation-date>
    <meta:generator>LibreOffice/24.2.5.2$Windows_X86_64 LibreOffice_project/bffef4ea93e59bebbeaf7f431bb02b1a39ee8a59</meta:generator>
    <dc:date>2024-10-02T17:36:42.197000000</dc:date>
    <meta:editing-duration>PT8M9S</meta:editing-duration>
    <meta:editing-cycles>1</meta:editing-cycles>
    <meta:document-statistic meta:object-count="2"/>
  </office:meta>
</office:document-meta>
</file>